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55600000300BB0EE136FA0CFB63.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Hebrew" svg:font-family="'Noto Sans Hebrew'"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NA-title">
      <style:graphic-properties fo:min-height="2.6cm"/>
      <style:paragraph-properties style:writing-mode="lr-tb"/>
    </style:style>
    <style:style style:name="pr2" style:family="presentation" style:parent-style-name="DNA-subtitle">
      <style:graphic-properties draw:fill-color="#ffffff" fo:min-height="10.033cm"/>
      <style:paragraph-properties style:writing-mode="lr-tb"/>
    </style:style>
    <style:style style:name="pr3" style:family="presentation" style:parent-style-name="DNA-notes">
      <style:graphic-properties draw:fill-color="#ffffff" draw:auto-grow-height="true" fo:min-height="14cm"/>
      <style:paragraph-properties style:writing-mode="lr-tb"/>
    </style:style>
    <style:style style:name="pr4" style:family="presentation" style:parent-style-name="DNA-outline1">
      <style:graphic-properties fo:min-height="8.884cm"/>
      <style:paragraph-properties style:writing-mode="lr-tb"/>
    </style:style>
    <style:style style:name="pr5" style:family="presentation" style:parent-style-name="DNA-notes">
      <style:graphic-properties draw:fill-color="#ffffff" fo:min-height="1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cm" fo:margin-right="0cm" fo:margin-top="0cm" fo:margin-bottom="0.374cm" fo:text-align="start" fo:text-indent="0cm"/>
    </style:style>
    <style:style style:name="P4" style:family="paragraph">
      <style:paragraph-properties fo:text-align="start"/>
    </style:style>
    <style:style style:name="P5" style:family="paragraph">
      <style:paragraph-properties fo:margin-left="0cm" fo:margin-right="0cm" fo:margin-top="0cm" fo:margin-bottom="0.374cm" fo:text-indent="0cm"/>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1" draw:layer="layout" svg:width="22.5cm" svg:height="2.6cm" svg:x="4.5cm" svg:y="0.6cm" presentation:class="title" presentation:user-transformed="true">
          <draw:text-box>
            <text:p>Vision and value proposition</text:p>
          </draw:text-box>
        </draw:frame>
        <draw:frame presentation:style-name="pr2" draw:text-style-name="P2" draw:layer="layout" svg:width="22.5cm" svg:height="10.033cm" svg:x="4.5cm" svg:y="3.351cm" presentation:class="subtitle" presentation:user-transformed="true">
          <draw:text-box>
            <text:p>The creation of “reward courts” to mint crypto money for individuals and institutions that need it the most. Courts may make decisions by voting. For example, people or organizations who can do something to solve environmental problems do not have access to enough financing, and this court system is a way for anyone to set up a court and fund them.</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Problem to solve</text:p>
          </draw:text-box>
        </draw:frame>
        <draw:frame presentation:style-name="pr4" draw:text-style-name="P1" draw:layer="layout" svg:width="22.5cm" svg:height="9.134cm" svg:x="4.5cm" svg:y="3.8cm" presentation:class="outline">
          <draw:text-box>
            <text:list text:style-name="L2">
              <text:list-item>
                <text:p text:style-name="P3">Some individuals and organizations have less money than they should (some die of hunger because of climate change, climate activists suffer lack of money, etc.)</text:p>
                <text:list>
                  <text:list-item>
                    <text:p text:style-name="P4">The current economic system distributes money unfairly.</text:p>
                  </text:list-item>
                </text:list>
              </text:list-item>
              <text:list-item>
                <text:p>We want to create courts that will judge whom to mint money for.</text:p>
              </text:list-item>
            </text:list>
          </draw:text-box>
        </draw:frame>
        <presentation:notes draw:style-name="dp2">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Target market and opportunity</text:p>
          </draw:text-box>
        </draw:frame>
        <draw:frame presentation:style-name="pr4" draw:text-style-name="P1" draw:layer="layout" svg:width="22.5cm" svg:height="9.134cm" svg:x="4.5cm" svg:y="3.8cm" presentation:class="outline" presentation:user-transformed="true">
          <draw:text-box>
            <text:list text:style-name="L2">
              <text:list-item>
                <text:p>Minting money for everybody has become possible with advent of blockchains.</text:p>
              </text:list-item>
              <text:list-item>
                <text:p>Blockchain-based voting appeared recently with advent of Aragon blockchain platform.</text:p>
              </text:list-item>
              <text:list-item>
                <text:p>So now it’s is the right time to build crypto reward courts, as before it was impossible.</text:p>
              </text:list-item>
              <text:list-item>
                <text:p>Our target market consists of:</text:p>
                <text:list>
                  <text:list-item>
                    <text:p>judges to participate in the courts (nonprofit foundations, climate activists, etc.)</text:p>
                  </text:list-item>
                  <text:list-item>
                    <text:p>money receivers (nonprofit entrepreneurs, social activists, just poor people who want to set a solar panel, even poor countries)</text:p>
                  </text:list-item>
                </text:list>
              </text:list-item>
            </text:list>
          </draw:text-box>
        </draw:frame>
        <presentation:notes draw:style-name="dp2">
          <draw:page-thumbnail draw:style-name="gr1" draw:layer="layout" svg:width="17cm" svg:height="9.56cm" svg:x="2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Opportunity (continued)</text:p>
          </draw:text-box>
        </draw:frame>
        <draw:frame presentation:style-name="pr4" draw:text-style-name="P1" draw:layer="layout" svg:width="22.5cm" svg:height="9.134cm" svg:x="4.5cm" svg:y="3.8cm" presentation:class="outline">
          <draw:text-box>
            <text:list text:style-name="L2">
              <text:list-item>
                <text:p>It is because the existing ways to obtain money is not efficient, not flexible, not transparent, often corrupt:</text:p>
                <text:list>
                  <text:list-item>
                    <text:p>A nonprofit foundation that makes grants always has too little money to grant money to everybody they would like to grant to.</text:p>
                  </text:list-item>
                  <text:list-item>
                    <text:p>Countries don’t coordinate with each other to give money to global projects such as combating the climate change.</text:p>
                  </text:list-item>
                  <text:list-item>
                    <text:p>States are too inflexible in deciding whom to give money and are often corrupt.</text:p>
                  </text:list-item>
                </text:list>
              </text:list-item>
            </text:list>
          </draw:text-box>
        </draw:frame>
        <presentation:notes draw:style-name="dp2">
          <draw:page-thumbnail draw:style-name="gr1" draw:layer="layout" svg:width="17cm" svg:height="9.56cm" svg:x="2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The solution</text:p>
          </draw:text-box>
        </draw:frame>
        <draw:frame presentation:style-name="pr4" draw:text-style-name="P1" draw:layer="layout" svg:width="22.5cm" svg:height="9.134cm" svg:x="4.5cm" svg:y="3.8cm" presentation:class="outline">
          <draw:text-box>
            <text:list text:style-name="L2">
              <text:list-item>
                <text:p>The solution is to <text:span text:style-name="T1">mint</text:span><text:span text:style-name="T2"> money rather than just to donate it. Minting allows to produce unlimited amounts of money rather than donate existing limited sum of money.</text:span></text:p>
              </text:list-item>
              <text:list-item>
                <text:p><text:span text:style-name="T2">Minting crypto is not a new thing. But the new thing is that now it can be done by voting decisions, in order to represent people’s element in the decision, to compensate flaws in our economy ruled by soulless rules or physical circumstances, to introduce the concept of a reward of a </text:span><text:span text:style-name="T1">good deed</text:span><text:span text:style-name="T2"> into the economy.</text:span></text:p>
              </text:list-item>
            </text:list>
          </draw:text-box>
        </draw:frame>
        <presentation:notes draw:style-name="dp2">
          <draw:page-thumbnail draw:style-name="gr1" draw:layer="layout" svg:width="17cm" svg:height="9.56cm" svg:x="2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Revenue model</text:p>
          </draw:text-box>
        </draw:frame>
        <draw:frame presentation:style-name="pr4" draw:text-style-name="P1" draw:layer="layout" svg:width="22.5cm" svg:height="9.134cm" svg:x="4.5cm" svg:y="3.8cm" presentation:class="outline">
          <draw:text-box>
            <text:list text:style-name="L2">
              <text:list-item>
                <text:p>Our project is meant to become able to finance itself: It finances good projects of all kinds, so itself, too.</text:p>
                <text:list>
                  <text:list-item>
                    <text:p>Money usages:</text:p>
                    <text:list>
                      <text:list-item>
                        <text:p>setup costs</text:p>
                      </text:list-item>
                      <text:list-item>
                        <text:p>directly contacting judges</text:p>
                      </text:list-item>
                      <text:list-item>
                        <text:p>doing PR</text:p>
                      </text:list-item>
                    </text:list>
                  </text:list-item>
                </text:list>
              </text:list-item>
            </text:list>
          </draw:text-box>
        </draw:frame>
        <presentation:notes draw:style-name="dp2">
          <draw:page-thumbnail draw:style-name="gr1" draw:layer="layout" svg:width="17cm" svg:height="9.56cm" svg:x="2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Business impact</text:p>
          </draw:text-box>
        </draw:frame>
        <draw:frame presentation:style-name="pr4" draw:text-style-name="P1" draw:layer="layout" svg:width="22.5cm" svg:height="9.134cm" svg:x="4.5cm" svg:y="3.8cm" presentation:class="outline">
          <draw:text-box>
            <text:list text:style-name="L2">
              <text:list-item>
                <text:p>I dream on a tremendous impact on the world business, on changing capitalism that rules world economy into a something radically different: <text:span text:style-name="T1">economy based on good</text:span><text:span text:style-name="T2">.</text:span></text:p>
              </text:list-item>
              <text:list-item>
                <text:p><text:span text:style-name="T2">If for example, somebody reduces carbon in the atmosphere, he should receive a reward.</text:span></text:p>
              </text:list-item>
            </text:list>
          </draw:text-box>
        </draw:frame>
        <presentation:notes draw:style-name="dp2">
          <draw:page-thumbnail draw:style-name="gr1" draw:layer="layout" svg:width="17cm" svg:height="9.56cm" svg:x="2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Customer segments</text:p>
          </draw:text-box>
        </draw:frame>
        <draw:frame presentation:style-name="pr4" draw:text-style-name="P1" draw:layer="layout" svg:width="22.5cm" svg:height="9.134cm" svg:x="4.5cm" svg:y="3.8cm" presentation:class="outline" presentation:user-transformed="true">
          <draw:text-box>
            <text:list text:style-name="L2">
              <text:list-item>
                <text:p text:style-name="P5"><text:s text:c="4"/>Rewarding actions protecting the environment (such as against climate change)</text:p>
                <text:list>
                  <text:list-item>
                    <text:p>for example, reward a token for every tree planted</text:p>
                  </text:list-item>
                </text:list>
              </text:list-item>
              <text:list-item>
                <text:p text:style-name="P5"><text:s text:c="4"/>Reward for donations</text:p>
              </text:list-item>
              <text:list-item>
                <text:p><text:s text:c="4"/>Money to poor countries</text:p>
              </text:list-item>
              <text:list-item>
                <text:p><text:s text:c="4"/>Disaster recovery funds</text:p>
              </text:list-item>
            </text:list>
          </draw:text-box>
        </draw:frame>
        <presentation:notes draw:style-name="dp2">
          <draw:page-thumbnail draw:style-name="gr1" draw:layer="layout" svg:width="17cm" svg:height="9.56cm" svg:x="2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MVP</text:p>
          </draw:text-box>
        </draw:frame>
        <draw:frame presentation:style-name="pr4" draw:text-style-name="P1" draw:layer="layout" svg:width="22.5cm" svg:height="9.134cm" svg:x="4.5cm" svg:y="3.8cm" presentation:class="outline">
          <draw:text-box>
            <text:list text:style-name="L2">
              <text:list-item>
                <text:p>To create the MVP, it remains to publish it on the Ethereum mainnet. A demo version is already available.</text:p>
              </text:list-item>
              <text:list-item>
                <text:p>Demo: <text:a xlink:href="https://rinkeby.aragon.org/#/testrewardcourt4/" xlink:type="simple">https://rinkeby.aragon.org/#/testrewardcourt4/</text:a></text:p>
              </text:list-item>
            </text:list>
          </draw:text-box>
        </draw:frame>
        <presentation:notes draw:style-name="dp2">
          <draw:page-thumbnail draw:style-name="gr1" draw:layer="layout" svg:width="17cm" svg:height="9.56cm" svg:x="2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KPIs for Success</text:p>
          </draw:text-box>
        </draw:frame>
        <draw:frame presentation:style-name="pr4" draw:text-style-name="P1" draw:layer="layout" svg:width="22.5cm" svg:height="9.134cm" svg:x="4.5cm" svg:y="3.8cm" presentation:class="outline">
          <draw:text-box>
            <text:list text:style-name="L2">
              <text:list-item>
                <text:p>Total number of courts created.</text:p>
              </text:list-item>
              <text:list-item>
                <text:p>Total number of minting transactions.</text:p>
              </text:list-item>
            </text:list>
          </draw:text-box>
        </draw:frame>
        <presentation:notes draw:style-name="dp2">
          <draw:page-thumbnail draw:style-name="gr1" draw:layer="layout" svg:width="17cm" svg:height="9.56cm" svg:x="2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Further plans<text:tab/></text:p>
          </draw:text-box>
        </draw:frame>
        <draw:frame presentation:style-name="pr4" draw:text-style-name="P1" draw:layer="layout" svg:width="22.5cm" svg:height="9.134cm" svg:x="4.5cm" svg:y="3.8cm" presentation:class="outline" presentation:user-transformed="true">
          <draw:text-box>
            <text:list text:style-name="L2">
              <text:list-item>
                <text:p>Market this software both directly and through journalists, help the users to create courts and support them.</text:p>
              </text:list-item>
              <text:list-item>
                <text:p>Simplify the installation procedure.</text:p>
              </text:list-item>
              <text:list-item>
                <text:p>Create automated exchanges to interconnect courts.</text:p>
              </text:list-item>
              <text:list-item>
                <text:p>Lobby listing our tokens at others’ exchanges.</text:p>
              </text:list-item>
            </text:list>
          </draw:text-box>
        </draw:frame>
        <presentation:notes draw:style-name="dp2">
          <draw:page-thumbnail draw:style-name="gr1" draw:layer="layout" svg:width="17cm" svg:height="9.56cm" svg:x="2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Creator’s bio</text:p>
          </draw:text-box>
        </draw:frame>
        <draw:frame presentation:style-name="pr4" draw:text-style-name="P1" draw:layer="layout" svg:width="22.5cm" svg:height="9.134cm" svg:x="4.5cm" svg:y="3.8cm" presentation:class="outline">
          <draw:text-box>
            <text:list text:style-name="L2">
              <text:list-item>
                <text:p>This software was created by Victor Porton.</text:p>
              </text:list-item>
              <text:list-item>
                <text:p>Victor Porton is a mathematician (two new mathematical theories), free software developer, religious writer, social activist.</text:p>
              </text:list-item>
              <text:list-item>
                <text:p>(Before this project starts workings) Victor Porton earned money as a software developer.</text:p>
              </text:list-item>
            </text:list>
          </draw:text-box>
        </draw:frame>
        <presentation:notes draw:style-name="dp2">
          <draw:page-thumbnail draw:style-name="gr1" draw:layer="layout" svg:width="17cm" svg:height="9.56cm" svg:x="2cm" svg:y="2.5cm" draw:page-number="12"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Hebrew" svg:font-family="'Noto Sans Hebrew'"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1" fo:font-family="'Liberation Sans'" style:font-style-name="Normal" style:font-family-generic="roman"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0.8999996185303pt"/>
    </style:style>
    <style:style style:name="DNA-outline3" style:family="presentation" style:parent-style-name="DNA-outline2">
      <style:paragraph-properties fo:margin-left="0cm" fo:margin-right="0cm" fo:margin-top="0cm" fo:margin-bottom="0.223cm" fo:text-indent="0cm"/>
      <style:text-properties fo:font-size="18pt"/>
    </style:style>
    <style:style style:name="DNA-outline4" style:family="presentation" style:parent-style-name="DNA-outline3">
      <style:paragraph-properties fo:margin-left="0cm" fo:margin-right="0cm" fo:margin-top="0cm" fo:margin-bottom="0.149cm" fo:text-indent="0cm"/>
      <style:text-properties fo:font-size="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paragraph-properties fo:margin-left="0cm" fo:margin-right="0cm" fo:margin-top="0cm" fo:margin-bottom="0.074cm" fo:text-indent="0cm"/>
    </style:style>
    <style:style style:name="DNA-outline7" style:family="presentation" style:parent-style-name="DNA-outline6">
      <style:paragraph-properties fo:margin-left="0cm" fo:margin-right="0cm" fo:margin-top="0cm" fo:margin-bottom="0.074cm" fo:text-indent="0cm"/>
    </style:style>
    <style:style style:name="DNA-outline8" style:family="presentation" style:parent-style-name="DNA-outline7">
      <style:paragraph-properties fo:margin-left="0cm" fo:margin-right="0cm" fo:margin-top="0cm" fo:margin-bottom="0.074cm" fo:text-indent="0cm"/>
    </style:style>
    <style:style style:name="DNA-outline9" style:family="presentation" style:parent-style-name="DNA-outline8">
      <style:paragraph-properties fo:margin-left="0cm" fo:margin-right="0cm" fo:margin-top="0cm" fo:margin-bottom="0.074cm" fo:text-indent="0cm"/>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writing-mode="lr-tb"/>
      <style:text-properties fo:font-size="14pt"/>
    </style:style>
    <style:style style:name="MT1" style:family="text">
      <style:text-properties fo:font-size="14pt"/>
    </style:style>
    <style:style style:name="MT2" style:family="text">
      <style:text-properties style:font-name="Liberation San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draw:frame draw:style-name="Mgr3" draw:text-style-name="MP5" draw:layer="backgroundobjects" svg:width="28.016cm" svg:height="15.75cm" svg:x="0cm" svg:y="0cm">
        <draw:image xlink:href="Pictures/100000000000055600000300BB0EE136FA0CFB63.png" xlink:type="simple" xlink:show="embed" xlink:actuate="onLoad" loext:mime-type="image/png">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3-20T23:51:07.506442417</meta:creation-date>
    <meta:editing-duration>PT2H36M1S</meta:editing-duration>
    <meta:editing-cycles>51</meta:editing-cycles>
    <meta:generator>LibreOffice/6.3.5.2$Linux_X86_64 LibreOffice_project/30$Build-2</meta:generator>
    <dc:title>DNA</dc:title>
    <meta:initial-creator>Victor Porton</meta:initial-creator>
    <dc:date>2020-04-03T19:31:31.190458313</dc:date>
    <dc:creator>Victor Porton</dc:creator>
    <meta:document-statistic meta:object-count="70"/>
  </office:meta>
</office:document-meta>
</file>